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 Extrabold" svg:font-family="'Open Sans Extrabold'" style:font-family-generic="swiss" style:font-pitch="variable"/>
    <style:font-face style:name="Open Sans Semibold" svg:font-family="'Open Sans Semibold'"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Open Sans" fo:font-size="10pt" fo:font-weight="bold" style:font-size-asian="10pt" style:font-weight-asian="bold" style:font-size-complex="9pt" style:font-weight-complex="bold"/>
    </style:style>
    <style:style style:name="P2" style:family="paragraph" style:parent-style-name="Standard">
      <style:text-properties style:font-name="Open Sans" fo:font-size="9pt" style:font-size-asian="9pt" style:font-size-complex="9pt"/>
    </style:style>
    <style:style style:name="P3" style:family="paragraph" style:parent-style-name="Standard">
      <style:text-properties style:font-name="Open Sans" fo:font-size="9pt" fo:font-weight="bold" style:font-size-asian="9pt" style:font-weight-asian="bold" style:font-size-complex="9pt" style:font-weight-complex="bold"/>
    </style:style>
    <style:style style:name="P4" style:family="paragraph" style:parent-style-name="Heading_20_3" style:master-page-name="MP0">
      <style:paragraph-properties style:page-number="auto" fo:break-before="page"/>
      <style:text-properties style:font-name="Open Sans Extrabold" fo:font-size="12pt" style:font-size-asian="12pt" style:font-size-complex="12pt"/>
    </style:style>
    <style:style style:name="T1" style:family="text">
      <style:text-properties style:font-name="Open Sans Semibold" fo:font-size="9pt" style:font-size-asian="9pt" style:font-size-complex="9pt"/>
    </style:style>
    <style:style style:name="T2" style:family="text">
      <style:text-properties style:font-name="Open Sans Semibold" fo:font-size="9pt" fo:font-weight="bold" style:font-size-asian="9pt" style:font-weight-asian="bold" style:font-size-complex="9pt" style:font-weight-complex="bold"/>
    </style:style>
    <style:style style:name="T3" style:family="text">
      <style:text-properties fo:color="#000000" style:font-name="Open Sans" fo:font-size="9pt" style:font-size-asian="9pt" style:font-size-complex="9pt"/>
    </style:style>
    <style:style style:name="T4" style:family="text">
      <style:text-properties fo:color="#000000" style:font-name="Open Sans" fo:font-size="9pt" fo:font-weight="bold" style:font-size-asian="9pt" style:font-weight-asian="bold" style:font-size-complex="9pt" style:font-weight-complex="bold"/>
    </style:style>
    <style:style style:name="T5" style:family="text">
      <style:text-properties style:font-name="Open Sans" fo:font-size="9pt" style:font-size-asian="9pt" style:font-size-complex="9pt"/>
    </style:style>
    <style:style style:name="T6" style:family="text">
      <style:text-properties style:font-name="Open Sans" fo:font-size="9pt" officeooo:rsid="0007c512" style:font-size-asian="9pt" style:font-size-complex="9pt"/>
    </style:style>
    <style:style style:name="T7" style:family="text">
      <style:text-properties style:font-name="Open Sans" fo:font-size="9pt" officeooo:rsid="000c0332" style:font-size-asian="9pt" style:font-size-complex="9pt"/>
    </style:style>
    <style:style style:name="T8" style:family="text">
      <style:text-properties style:font-name="Open Sans" fo:font-size="9pt" fo:font-weight="bold" style:font-size-asian="9pt" style:font-weight-asian="bold" style:font-size-complex="9pt"/>
    </style:style>
    <style:style style:name="T9" style:family="text">
      <style:text-properties style:font-name="Open Sans" fo:font-size="9pt" fo:font-weight="bold" style:font-size-asian="9pt" style:font-weight-asian="bold" style:font-size-complex="9pt" style:font-weight-complex="bold"/>
    </style:style>
    <style:style style:name="T10" style:family="text">
      <style:text-properties style:font-name="Open Sans" fo:font-size="10pt" fo:font-weight="bold" style:font-size-asian="10pt" style:font-weight-asian="bold" style:font-size-complex="9pt" style:font-weight-complex="bold"/>
    </style:style>
    <style:style style:name="T11" style:family="text">
      <style:text-properties officeooo:rsid="0008beee"/>
    </style:style>
    <style:style style:name="T12" style:family="text">
      <style:text-properties officeooo:rsid="000a9e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3">Kvantedatamaskiner og sinte elektroner</text:h>
      <text:p text:style-name="P1">–&gt;FOIL1</text:p>
      <text:p text:style-name="Standard"><text:span text:style-name="Default_20_Paragraph_20_Font"><text:span text:style-name="T3">Jeg skal holde foredraget «Kvantedatamaskiner og sinte elektroner». Det er også en slags undertittel: </text:span></text:span><text:span text:style-name="Default_20_Paragraph_20_Font"><text:span text:style-name="T4">[KLIKK]</text:span></text:span><text:span text:style-name="Default_20_Paragraph_20_Font"><text:span text:style-name="T3"> «Så enkelt at selv en statsminister kan forstå det». Mannen på bildet er Canadas statsminister Justin Trudeau</text:span></text:span><text:span text:style-name="Default_20_Paragraph_20_Font"><text:span text:style-name="T5">. I midten av april var Justin på besøk på et universitet i Ontario, og dette besøket fikk mye oppmerksomhet – selv i norsk presse.</text:span></text:span></text:p>
      <text:p text:style-name="P2"/>
      <text:p text:style-name="P2">På en pressekonferanse forklarte han nemlig på en overraskende enkel måte det grunnleggende prinsippet bak «quantum computing» – kvantedatamaskiner på godt norsk. Jeg skal prøve å gjenta denne bragden slik at eventuelle statsledere her i salen kan følge hans eksempel.</text:p>
      <text:p text:style-name="P2"/>
      <text:p text:style-name="Standard"><text:span text:style-name="Default_20_Paragraph_20_Font"><text:span text:style-name="T5">Men før vi kommer inn på disse kvantegreiene må jeg presentere dere for en venn av meg.</text:span></text:span></text:p>
      <text:p text:style-name="P2"/>
      <text:p text:style-name="P1">–&gt;FOIL2</text:p>
      <text:p text:style-name="Standard"><text:span text:style-name="Default_20_Paragraph_20_Font"><text:span text:style-name="T9">[KLIKK]</text:span></text:span><text:span text:style-name="Default_20_Paragraph_20_Font"><text:span text:style-name="T5"> Dette er «Bit». Han har humørsvingninger. Når Bit er glad ser han sånn ut. Når han er sint ser han slik ut. </text:span></text:span><text:span text:style-name="Default_20_Paragraph_20_Font"><text:span text:style-name="T9">[KLIKK]</text:span></text:span><text:span text:style-name="Default_20_Paragraph_20_Font"><text:span text:style-name="T5"> Bit kan enten være glad eller sint, men ikke begge deler samtidig. Vi sier at Bit kan være i én av to tilstander. Enten sint eller glad.</text:span></text:span></text:p>
      <text:p text:style-name="P2"/>
      <text:p text:style-name="Standard"><text:span text:style-name="Default_20_Paragraph_20_Font"><text:span text:style-name="T5">Bit er veldig glad i tall. Han liker 1 best og derfor tar han på seg en skjorte med «1» på når han er glad. </text:span></text:span><text:span text:style-name="Default_20_Paragraph_20_Font"><text:span text:style-name="T9">[KLIKK]</text:span></text:span><text:span text:style-name="Default_20_Paragraph_20_Font"><text:span text:style-name="T5"> Men Bit er ikke alltid glad. Når han er sint tar han på seg den styggeste skjorta han vet om – nemlig den med «0» på. </text:span></text:span><text:span text:style-name="Default_20_Paragraph_20_Font"><text:span text:style-name="T9">[KLIKK]</text:span></text:span><text:span text:style-name="Default_20_Paragraph_20_Font"><text:span text:style-name="T5"> Det er altså veldig lett å se hva slags tilstand Bit er i.</text:span></text:span></text:p>
      <text:p text:style-name="P2"/>
      <text:p text:style-name="P2">Hva har dette med datamaskiner å gjøre mon tro? Jo, det kommer vi til nå.</text:p>
      <text:p text:style-name="P3"/>
      <text:p text:style-name="P1">–&gt;FOIL3</text:p>
      <text:p text:style-name="Standard"><text:span text:style-name="Default_20_Paragraph_20_Font"><text:span text:style-name="T8">[KLIKK]</text:span></text:span><text:span text:style-name="Default_20_Paragraph_20_Font"><text:span text:style-name="T5"> Dette er en datamaskin. Når vi slår på datamaskinen er det første vi ser at det begynner å lyse – det må bety at det går en strøm gjennom! Strøm er det som får datamaskinen til virke. Når jeg sier «virke» mener jeg ikke bare det at den skrur seg på, det er rett og slett strøm som bestemmer hva datamaskinen skal gjøre. Datamaskinen består av mange bittesmå deler, og disse delene må snakke med hverandre. Språket de snakker bruker i stedet for ord.</text:span></text:span></text:p>
      <text:p text:style-name="P2"/>
      <text:p text:style-name="Standard"><text:span text:style-name="Default_20_Paragraph_20_Font"><text:span text:style-name="T8">[KLIKK]</text:span></text:span><text:span text:style-name="Default_20_Paragraph_20_Font"><text:span text:style-name="T5"> Når en del av datamaskinen vil gi en beskjed til en annen del, sender den en rekke med enere og nuller, strøm av og strøm på, akkurat som vi bruker setninger for å snakke sammen.</text:span></text:span></text:p>
      <text:p text:style-name="P2"/>
      <text:p text:style-name="P2">Men dette foredraget handler om noe vil kaller «kvantedatamaskiner», og vi trenger noe annet enn vanlige bits.</text:p>
      <text:p text:style-name="P2"/>
      <text:p text:style-name="P1">–&gt;FOIL4</text:p>
      <text:p text:style-name="Standard"><text:span text:style-name="Default_20_Paragraph_20_Font"><text:span text:style-name="T5">Dette er «Qubit». Hun er ikke helt som Bit, men hun ligner. Qubit har en mer nyansert personlighet enn Bit. Litt mer kompleks. Vi sa at Bit bare kunne være i én tilstand av gangen. Enten sint eller glad, men ikke begge samtidig. Qubit derimot kan virke som hun er både sint og glad på én gang! En rar ting med Qubit er at vi ikke kan se det på henne hva slags humør hun er i. Men hvis vi spør sier hun klart ifra. </text:span></text:span><text:span text:style-name="Default_20_Paragraph_20_Font"><text:span text:style-name="T8">[KLIKK] –</text:span></text:span><text:span text:style-name="Default_20_Paragraph_20_Font"><text:span text:style-name="T5"> </text:span></text:span><text:span text:style-name="Default_20_Paragraph_20_Font"><text:span text:style-name="T8">[KLIKK] – [KLIKK]</text:span></text:span><text:span text:style-name="Default_20_Paragraph_20_Font"><text:span text:style-name="T5"> At Qubit både er glad og sint samtidig kaller vi en «superposisjon» av glad og sint.</text:span></text:span></text:p>
      <text:p text:style-name="P2"/>
      <text:p text:style-name="Standard"><text:span text:style-name="Default_20_Paragraph_20_Font"><text:span text:style-name="T5">Det vil si at det er en viss sannsynlighet for at hun er </text:span></text:span><text:span text:style-name="Default_20_Paragraph_20_Font"><text:span text:style-name="T6">sint</text:span></text:span><text:span text:style-name="Default_20_Paragraph_20_Font"><text:span text:style-name="T5"> </text:span></text:span><text:span text:style-name="Default_20_Paragraph_20_Font"><text:span text:style-name="T8">[KLIKK] [KLIKK] </text:span></text:span><text:span text:style-name="Default_20_Paragraph_20_Font"><text:span text:style-name="T5">– eller </text:span></text:span><text:span text:style-name="Default_20_Paragraph_20_Font"><text:span text:style-name="T6">glad</text:span></text:span><text:span text:style-name="Default_20_Paragraph_20_Font"><text:span text:style-name="T5"> –</text:span></text:span><text:span text:style-name="Default_20_Paragraph_20_Font"><text:span text:style-name="T8"> [KLIKK]</text:span></text:span><text:span text:style-name="Default_20_Paragraph_20_Font"><text:span text:style-name="T5">, men vi finner det ikke ut før vi spør henne </text:span></text:span><text:span text:style-name="Default_20_Paragraph_20_Font"><text:span text:style-name="T8">[KLIKK] [KLIKK]</text:span></text:span><text:span text:style-name="Default_20_Paragraph_20_Font"><text:span text:style-name="T5">. Hun kan for eksempel være i en superposisjon av 10 prosent glad og 90 % sint. Men med én gang vi spør så velger hun. Da er det ikke mulig å gå tilbake til den trygge superposisjonen.</text:span></text:span></text:p>
      <text:p text:style-name="P2"/>
      <text:p text:style-name="P2">Dermed er superposisjon en viktig del av en kvantedatamaskin. Men hvordan får vi dette til? Vi kan vel ikke bruke strøm? Nei, strømmen i en vanlig datamaskin er enten på eller av, 0 eller 1. Likevel er det ikke så langt unna dit vi skal.</text:p>
      <text:p text:style-name="P2"/>
      <text:p text:style-name="P1">–&gt;FOIL5</text:p>
      <text:p text:style-name="Standard"><text:span text:style-name="Default_20_Paragraph_20_Font"><text:span text:style-name="T9">[KLIKK]</text:span></text:span><text:span text:style-name="Default_20_Paragraph_20_Font"><text:span text:style-name="T10"> </text:span></text:span><text:span text:style-name="Default_20_Paragraph_20_Font"><text:span text:style-name="T5">Strøm er bevegelse av ladning, og ladningen i ledningene våre kommer fra elektroner. </text:span></text:span><text:span text:style-name="Default_20_Paragraph_20_Font"><text:span text:style-name="T8">[KLIKK]</text:span></text:span><text:span text:style-name="Default_20_Paragraph_20_Font"><text:span text:style-name="T5"> I tillegg til ladning kan elektroner ha en annen egenskap som heter «spinn». Spinnet til elektronet kan ha to tilstander, akkurat som strømmen i PC-en. Disse tilstandene kalles </text:span></text:span><text:span text:style-name="Default_20_Paragraph_20_Font"><text:span text:style-name="T8">[KLIKK]</text:span></text:span><text:span text:style-name="Default_20_Paragraph_20_Font"><text:span text:style-name="T5"> «spinn opp» og </text:span></text:span><text:span text:style-name="Default_20_Paragraph_20_Font"><text:span text:style-name="T8">[KLIKK]</text:span></text:span><text:span text:style-name="Default_20_Paragraph_20_Font"><text:span text:style-name="T5"> «spinn ned».</text:span></text:span></text:p>
      <text:p text:style-name="P2"/>
      <text:p text:style-name="P2">Det som er spennende med spinnet til elektronet, er at det oppfører seg akkurat som vi vil at en qubit skal. Det må enten være opp eller ned, men før vi sjekker, er det i en superposisjon av begge, <text:span text:style-name="T11">med en viss sannsylighet for hver av dem</text:span>.</text:p>
      <text:p text:style-name="P2"/>
      <text:p text:style-name="P2">Trikset bak kvantedatamaskinen er <text:span text:style-name="T12">altså</text:span> at vi har en rekke elektroner som lagrer informasjonen vi vil sende. Fordi hver av qubitene ikke bare er 0 eller 1 er det teoretisk sett mulig å lagre mer informasjon enn med vanlige bits. Men siden tilstandene til qubitene er basert på sannsynlighet, er det ikke mulig å kopiere dem. Hvis du får en kvante-epost er det altså ikke mulig å videresende den sånn uten videre.</text:p>
      <text:p text:style-name="P2"><text:soft-page-break/></text:p>
      <text:p text:style-name="Standard"><text:span text:style-name="Default_20_Paragraph_20_Font"><text:span text:style-name="T7">Foreløi</text:span></text:span><text:span text:style-name="Default_20_Paragraph_20_Font"><text:span text:style-name="T7">g</text:span></text:span><text:span text:style-name="Default_20_Paragraph_20_Font"><text:span text:style-name="T5"> finnes </text:span></text:span><text:span text:style-name="Default_20_Paragraph_20_Font"><text:span text:style-name="T7">det </text:span></text:span><text:span text:style-name="Default_20_Paragraph_20_Font"><text:span text:style-name="T5">noen få fungerende kvantedatamaskiner i verden, men de er veldig store og gjør ikke så mye. Grunnen er at det er vanskelig å jobbe med ett og ett elektron. Det må være skikkelig kaldt, og veldig kontrollerte forhold i datamaskinen. Google har en. Nasa også. Men ikke så mange andre Det er med andre ord lenge til det vil være mulig å dra frem kvante-Macen sin og logge seg på kvante-Facebook </text:span></text:span><text:span text:style-name="Default_20_Paragraph_20_Font"><text:span text:style-name="T7">for å</text:span></text:span><text:span text:style-name="Default_20_Paragraph_20_Font"><text:span text:style-name="T5"> gi kvante-likes. Takk for meg. </text:span></text:span><text:span text:style-name="Default_20_Paragraph_20_Font"><text:span text:style-name="T8">[KLIK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 Extrabold" svg:font-family="'Open Sans Extrabold'" style:font-family-generic="swiss" style:font-pitch="variable"/>
    <style:font-face style:name="Open Sans Semibold" svg:font-family="'Open Sans Semibold'"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nb" fo:country="NO"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nb" fo:country="NO"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Header" style:family="paragraph" style:parent-style-name="Standard" style:class="extra">
      <style:paragraph-properties fo:hyphenation-ladder-count="no-limit" text:number-lines="false" text:line-number="0">
        <style:tab-stops>
          <style:tab-stop style:position="3.6346in" style:type="center"/>
          <style:tab-stop style:position="7.2701in"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fo:hyphenate="false"/>
    </style:style>
    <style:style style:name="Default_20_Paragraph_20_Font" style:display-name="Default Paragraph Font" style:family="text"/>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Open Sans Semibold" fo:font-size="9pt" style:font-size-asian="9pt" style:font-size-complex="9pt"/>
    </style:style>
    <style:style style:name="MT2" style:family="text">
      <style:text-properties style:font-name="Open Sans Semibold" fo:font-size="9pt" fo:font-weight="bold" style:font-size-asian="9pt" style:font-weight-asian="bold" style:font-size-complex="9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4917in" fo:margin-bottom="0.4917in" fo:margin-left="0.5in" fo:margin-right="0.5in" style:writing-mode="lr-tb" style:footnote-max-height="0in">
        <style:footnote-sep style:width="0.0071in" style:line-style="solid" style:adjustment="left" style:rel-width="33%" style:color="#000000"/>
      </style:page-layout-properties>
      <style:header-style>
        <style:header-footer-properties fo:min-height="0.0083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Header"><text:span text:style-name="Default_20_Paragraph_20_Font"><text:span text:style-name="MT1">Alexander Fleischer<text:tab/>Ferdig, presentasjon Science Talk 12. mai 2016<text:tab/>Side </text:span></text:span><text:span text:style-name="Default_20_Paragraph_20_Font"><text:span text:style-name="MT2"><text:page-number text:select-page="current">2</text:page-number></text:span></text:span><text:span text:style-name="Default_20_Paragraph_20_Font"><text:span text:style-name="MT1"> av </text:span></text:span><text:span text:style-name="Default_20_Paragraph_20_Font"><text:span text:style-name="MT2"><text:page-count>2</text:page-count></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alexanfl</meta:initial-creator>
    <meta:creation-date>2016-05-11T20:59:00Z</meta:creation-date>
    <dc:date>2016-05-12T12:19:54.202807830</dc:date>
    <meta:editing-cycles>6</meta:editing-cycles>
    <meta:editing-duration>PT18M59S</meta:editing-duration>
    <meta:document-statistic meta:table-count="0" meta:image-count="0" meta:object-count="0" meta:page-count="2" meta:paragraph-count="23" meta:word-count="869" meta:character-count="4778" meta:non-whitespace-character-count="3924"/>
    <meta:template xlink:type="simple" xlink:actuate="onRequest" xlink:title="" xlink:href="Normal"/>
  </office:meta>
</office:document-meta>
</file>